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4.5(b)</text:span><text:span text:style-name="T3">Question:</text:span><text:span text:style-name="T2"> </text:span><text:span text:style-name="T1">The binary value within each location can be interpreted in many ways. We have seen that binary values can represent unsigned numbers, 2’s complement signed numbers, floating point numbers, and so forth.</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6">4.7 Question:</text:span> If there are 60 opcodes and 32 registers, what is the range of values that can be represented by the immediate (IMM)? Assume IMM is a 2's complement valu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9 Question: <text:span text:style-name="T7">The FETCH phase of the instruction cycle does two important things. One is that it loads the instruction to be processed next into the IR. What is the other important thing?</text:span></text:p>
      <text:p text:style-name="P1"/>
      <text:p text:style-name="P1"/>
      <text:p text:style-name="P1"/>
      <text:p text:style-name="P1"/>
      <text:p text:style-name="P1"/>
      <text:p text:style-name="P1"/>
      <text:p text:style-name="P1"/>
      <text:p text:style-name="P1"><text:span text:style-name="T5">4.11</text:span><text:span text:style-name="T1"> Question: </text:span><text:span text:style-name="T4">State the phases of the instruction cycle and briefly describe what operations occur in each phase.</text:span></text:p>
      <text:p text:style-name="P1"><text:span text:style-name="T4"/></text:p>
      <text:p text:style-name="P1"><text:span text:style-name="T4"/></text:p>
      <text:p text:style-name="P1"><text:span text:style-name="T4"/></text:p>
      <text:p text:style-name="P1"><text:soft-page-break/><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5.1 Question: </text:span><text:span text:style-name="T4">Given instructions ADD, JMP, LEA, and NOT, identify whther the instructions are operate instructions, data movement instructions, or control instructions. For each instruction, list the addressing modes that can be used with the instructions.</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5.4 Question: </text:span><text:span text:style-name="T4">Say we have a memory consisting of 356 locations, and each location contains 16 bits.</text:span></text:p>
      <text:p text:style-name="P1"><text:span text:style-name="T4">A) How many bits are required for the address?</text:span></text:p>
      <text:p text:style-name="P1"><text:span text:style-name="T4"/></text:p>
      <text:p text:style-name="P1"><text:span text:style-name="T4"/></text:p>
      <text:p text:style-name="P1"><text:span text:style-name="T4"/></text:p>
      <text:p text:style-name="P1"><text:span text:style-name="T4">B)If we use the PC-relative addressing mode, and want to allow control transfer between instructions 20 locations away, how many bits of a branch instruction are needed to specify the PC-relative offset?</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C)If control instructions is in location 3, what is the PC-relative offset of address 10. Assume that the control transfer instructions work the same way as in the LC-3.</text:span></text:p>
      <text:p text:style-name="P1"><text:soft-page-break/><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5.8 Question: </text:span><text:span text:style-name="T4">We want to increase the number of registers that we can specify in the LC-3 ADD instructions to 32. Do you see any problem with that? Explain.</text:span></text:p>
      <text:p text:style-name="P1"/>
      <text:p text:style-name="P1"/>
      <text:p text:style-name="P1"/>
      <text:p text:style-name="P1"/>
      <text:p text:style-name="P1"/>
      <text:p text:style-name="P1"/>
      <text:p text:style-name="P1"/>
      <text:p text:style-name="P1"/>
      <text:p text:style-name="P1"/>
      <text:p text:style-name="P1">5.15 Question:<text:span text:style-name="T7"> State the contents of R1, R2, R3 and R4 after the program starting at location x3100 ha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obal Guerrero</meta:initial-creator>
    <meta:creation-date>2012-05-09T07:37:59.36</meta:creation-date>
    <dc:date>2012-05-09T08:13:54.29</dc:date>
    <dc:creator>Cristobal Guerrero</dc:creator>
    <meta:editing-duration>PT35M55S</meta:editing-duration>
    <meta:editing-cycles>2</meta:editing-cycles>
    <meta:generator>OpenOffice.org/3.3$Win32 OpenOffice.org_project/330m20$Build-9567</meta:generator>
    <meta:document-statistic meta:table-count="0" meta:image-count="0" meta:object-count="0" meta:page-count="3" meta:paragraph-count="11" meta:word-count="286" meta:character-count="1725"/>
  </office:meta>
</office:document-meta>
</file>